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2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4.263cm" fo:break-before="auto" style:use-optimal-row-height="true"/>
    </style:style>
    <style:style style:name="ro7" style:family="table-row">
      <style:table-row-properties style:row-height="5.106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Weeknr1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4-01-06">
            <text:p>6 januari 2014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Kleine pauze, bijwerkingen van de classes en knopjes en bijwerking van de Log_boek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1H00M00S">
            <text:p>11:00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1]-[.C11]" office:value-type="time" office:time-value="PT01H20M00S">
            <text:p>01:2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2H15M00S">
            <text:p>02:15</text:p>
          </table:table-cell>
        </table:table-row>
      </table:table>
      <table:table table:name="Toets 2" table:style-name="ta1" table:print="false">
        <table:table-column table:style-name="co1" table:default-cell-style-name="ce17"/>
        <table:table-column table:style-name="co5" table:default-cell-style-name="ce18"/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ce21"/>
        <table:table-column table:style-name="co1" table:default-cell-style-name="ce20"/>
        <table:table-row table:style-name="ro4">
          <table:table-cell table:style-name="ce14" office:value-type="string">
            <text:p>Logboek</text:p>
          </table:table-cell>
          <table:table-cell table:style-name="Default"/>
          <table:table-cell/>
          <table:table-cell/>
          <table:table-cell table:style-name="Default"/>
          <table:table-cell table:style-name="ce15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ce15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/>
          <table:table-cell/>
          <table:table-cell table:style-name="Default" table:number-columns-repeated="3"/>
        </table:table-row>
        <table:table-row table:style-name="ro2">
          <table:table-cell table:style-name="ce15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/>
          <table:table-cell/>
          <table:table-cell table:style-name="Default" table:number-columns-repeated="3"/>
        </table:table-row>
        <table:table-row table:style-name="ro2">
          <table:table-cell table:style-name="ce15" office:value-type="string">
            <text:p>afdeling:</text:p>
          </table:table-cell>
          <table:table-cell table:style-name="Default" office:value-type="string">
            <text:p>AM1A</text:p>
          </table:table-cell>
          <table:table-cell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/>
          <table:table-cell/>
          <table:table-cell table:style-name="Default" table:number-columns-repeated="3"/>
        </table:table-row>
        <table:table-row table:style-name="ro3">
          <table:table-cell table:style-name="ce16" office:value-type="string">
            <text:p>dag</text:p>
          </table:table-cell>
          <table:table-cell table:style-name="ce16" office:value-type="string">
            <text:p>datum</text:p>
          </table:table-cell>
          <table:table-cell table:style-name="ce16" office:value-type="string">
            <text:p>begintijd</text:p>
          </table:table-cell>
          <table:table-cell table:style-name="ce16" office:value-type="string">
            <text:p>eindtijd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ctiviteiten</text:p>
          </table:table-cell>
          <table:table-cell table:style-name="ce16" office:value-type="string">
            <text:p>totaal</text:p>
          </table:table-cell>
        </table:table-row>
        <table:table-row table:style-name="ro5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table:style-name="ce19" office:value-type="time" office:time-value="PT09H10M00S">
            <text:p>09:10</text:p>
          </table:table-cell>
          <table:table-cell table:style-name="ce7" office:value-type="time" office:time-value="PT09H12M00S">
            <text:p>09:12</text:p>
          </table:table-cell>
          <table:table-cell office:value-type="float" office:value="1">
            <text:p>1</text:p>
          </table:table-cell>
          <table:table-cell office:value-type="string">
            <text:p>Maak in de AnimatedSprite class een field: private Vector2 pivot</text:p>
          </table:table-cell>
          <table:table-cell table:formula="of:=[.D7]-[.C7]" office:value-type="float" office:value="0.00138888888888894">
            <text:p>0:02</text:p>
          </table:table-cell>
        </table:table-row>
        <table:table-row table:style-name="ro6">
          <table:table-cell table:number-columns-repeated="2"/>
          <table:table-cell table:style-name="ce19" office:value-type="time" office:time-value="PT09H12M00S">
            <text:p>09:12</text:p>
          </table:table-cell>
          <table:table-cell table:style-name="ce7" office:value-type="time" office:time-value="PT09H13M00S">
            <text:p>09:13</text:p>
          </table:table-cell>
          <table:table-cell office:value-type="float" office:value="2">
            <text:p>2</text:p>
          </table:table-cell>
          <table:table-cell table:style-name="ce22" office:value-type="string">
            <text:p>Geef this.pivot in de constructor van de AnimatedSprite class de waarde new Vector2(16f, 16)</text:p>
          </table:table-cell>
          <table:table-cell table:formula="of:=[.D8]-[.C#VERW!]" office:value-type="float" office:value="0">
            <text:p>#VERW!</text:p>
          </table:table-cell>
        </table:table-row>
        <table:table-row table:style-name="ro6">
          <table:table-cell table:number-columns-repeated="2"/>
          <table:table-cell table:style-name="ce7" office:value-type="time" office:time-value="PT09H13M00S">
            <text:p>09:13</text:p>
          </table:table-cell>
          <table:table-cell table:style-name="ce7" office:value-type="time" office:time-value="PT09H14M00S">
            <text:p>09:14</text:p>
          </table:table-cell>
          <table:table-cell office:value-type="float" office:value="3">
            <text:p>3</text:p>
          </table:table-cell>
          <table:table-cell office:value-type="string">
            <text:p>Verander in de Draw method in de AnimatedSprite class het argument origin van Vector2.Zero naar this.pivot</text:p>
          </table:table-cell>
          <table:table-cell table:formula="of:=[.D9]-[.C#VERW!]" office:value-type="float" office:value="0">
            <text:p>#VERW!</text:p>
          </table:table-cell>
        </table:table-row>
        <table:table-row table:style-name="ro7">
          <table:table-cell table:number-columns-repeated="2"/>
          <table:table-cell table:style-name="ce7" office:value-type="time" office:time-value="PT09H14M00S">
            <text:p>09:14</text:p>
          </table:table-cell>
          <table:table-cell table:style-name="ce7" office:value-type="time" office:time-value="PT09H17M00S">
            <text:p>09:17</text:p>
          </table:table-cell>
          <table:table-cell office:value-type="float" office:value="4">
            <text:p>4</text:p>
          </table:table-cell>
          <table:table-cell office:value-type="string">
            <text:p>Verander de grenswaarden van de omkeerpunten van de beetles zodat ze niet buiten het scherm komen en niet eerder omkeren.</text:p>
          </table:table-cell>
          <table:table-cell table:formula="of:=[.D10]-[.C#VERW!]" office:value-type="float" office:value="0">
            <text:p>#VERW!</text:p>
          </table:table-cell>
        </table:table-row>
        <table:table-row table:style-name="ro7">
          <table:table-cell table:number-columns-repeated="2"/>
          <table:table-cell table:style-name="ce7" office:value-type="time" office:time-value="PT09H17M00S">
            <text:p>09:17</text:p>
          </table:table-cell>
          <table:table-cell table:style-name="ce7" office:value-type="time" office:time-value="PT09H18M00S">
            <text:p>09:18</text:p>
          </table:table-cell>
          <table:table-cell office:value-type="float" office:value="5">
            <text:p>5</text:p>
          </table:table-cell>
          <table:table-cell office:value-type="string">
            <text:p>Verander de grenswaarden van de omkeerpunten van de scorpions zodat ze niet buiten het scherm komen en niet eerder omkeren.</text:p>
          </table:table-cell>
          <table:table-cell table:formula="of:=[.D11]-[.C#VERW!]" office:value-type="float" office:value="0">
            <text:p>#VERW!</text:p>
          </table:table-cell>
        </table:table-row>
        <table:table-row table:style-name="ro8">
          <table:table-cell table:number-columns-repeated="2"/>
          <table:table-cell table:style-name="ce7" office:value-type="time" office:time-value="PT09H19M00S">
            <text:p>09:19</text:p>
          </table:table-cell>
          <table:table-cell table:style-name="ce7" office:value-type="time" office:time-value="PT09H21M00S">
            <text:p>09:21</text:p>
          </table:table-cell>
          <table:table-cell office:value-type="float" office:value="6">
            <text:p>6</text:p>
          </table:table-cell>
          <table:table-cell office:value-type="string">
            <text:p>Maak een commit genaamd: "Draaipunt verandert van de Draw method in AnimatedSprite class"</text:p>
          </table:table-cell>
          <table:table-cell table:formula="of:=[.D12]-[.C#VERW!]" office:value-type="float" office:value="0">
            <text:p>#VERW!</text:p>
          </table:table-cell>
        </table:table-row>
        <table:table-row table:style-name="ro2">
          <table:table-cell table:number-columns-repeated="3"/>
          <table:table-cell/>
          <table:table-cell office:value-type="float" office:value="7">
            <text:p>7</text:p>
          </table:table-cell>
          <table:table-cell/>
          <table:table-cell table:formula="of:=[.D13]-[.C#VERW!]" office:value-type="float" office:value="0">
            <text:p>#VERW!</text:p>
          </table:table-cell>
        </table:table-row>
        <table:table-row table:style-name="ro2">
          <table:table-cell table:number-columns-repeated="3"/>
          <table:table-cell/>
          <table:table-cell office:value-type="float" office:value="8">
            <text:p>8</text:p>
          </table:table-cell>
          <table:table-cell/>
          <table:table-cell table:formula="of:=[.D14]-[.C#VERW!]" office:value-type="float" office:value="0">
            <text:p>#VERW!</text:p>
          </table:table-cell>
        </table:table-row>
        <table:table-row table:style-name="ro3">
          <table:table-cell table:number-columns-repeated="3"/>
          <table:table-cell table:style-name="ce20"/>
          <table:table-cell/>
          <table:table-cell table:style-name="ce23" office:value-type="string">
            <text:p>totaal</text:p>
          </table:table-cell>
          <table:table-cell table:formula="of:=SUM([.G7:.G14])" office:value-type="float" office:value="0">
            <text:p>#VERW!</text:p>
          </table:table-cell>
        </table:table-row>
      </table:table>
      <table:table table:name="Weeknr2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4-01-13">
            <text:p>13 januari 2014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Statedesignpattern voor de Beetle class.States(toestanden van de beetle in een aparte class)</text:p>
          </table:table-cell>
          <table:table-cell table:formula="of:=[.D9]-[.C9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table:formula="of:=[.D9]+TIME(0;1;0)" office:value-type="time" office:time-value="PT08H58M00S">
            <text:p>08:58</text:p>
          </table:table-cell>
          <table:table-cell office:value-type="time" office:time-value="PT09H09M00S">
            <text:p>09:09</text:p>
          </table:table-cell>
          <table:table-cell office:value-type="float" office:value="2">
            <text:p>2</text:p>
          </table:table-cell>
          <table:table-cell/>
          <table:table-cell table:formula="of:=[.D10]-[.C10]" office:value-type="time" office:time-value="PT00H11M00S">
            <text:p>00:11</text:p>
          </table:table-cell>
        </table:table-row>
        <table:table-row table:style-name="ro2">
          <table:table-cell table:number-columns-repeated="2"/>
          <table:table-cell table:formula="of:=[.D10]+TIME(0;1;0)" office:value-type="time" office:time-value="PT09H10M00S">
            <text:p>09:1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D11]-[.C11]" office:value-type="time" office:time-value="-PT09H10M00S">
            <text:p>14:50</text:p>
          </table:table-cell>
        </table:table-row>
        <table:table-row table:style-name="ro2">
          <table:table-cell table:number-columns-repeated="2"/>
          <table:table-cell table:formula="of:=[.D11]+TIME(0;1;0)" office:value-type="time" office:time-value="PT00H01M00S">
            <text:p>00:01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D12]-[.C12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2]+TIME(0;1;0)" office:value-type="time" office:time-value="PT00H01M00S">
            <text:p>00:01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D13]-[.C13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3]+TIME(0;1;0)" office:value-type="time" office:time-value="PT00H01M00S">
            <text:p>00:01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D14]-[.C14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4]+TIME(0;1;0)" office:value-type="time" office:time-value="PT00H01M00S">
            <text:p>00:01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D15]-[.C15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5]+TIME(0;1;0)" office:value-type="time" office:time-value="PT00H01M00S">
            <text:p>00:01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D16]-[.C16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6]+TIME(0;1;0)" office:value-type="time" office:time-value="PT00H01M00S">
            <text:p>00:01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D17]-[.C17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7]+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18]-[.C18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8]+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19]-[.C19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9]+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20]-[.C20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20]+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1]-[.C21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21]+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D22]-[.C22]" office:value-type="time" office:time-value="-PT00H01M00S">
            <text:p>23:59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-PT08H58M00S">
            <text:p>15:02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formula="of:=[Weeknr1.G29]" office:value-type="time" office:time-value="PT02H15M00S">
            <text:p>02:15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formula="of:=[Weeknr2.G29]" office:value-type="time" office:time-value="-PT08H58M00S">
            <text:p>15:02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(€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number:text>(€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(</number:text>
      <number:number number:decimal-places="0" number:min-integer-digits="1" number:grouping="true"/>
      <number:text>)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(</number:text>
      <number:number number:decimal-places="2" number:min-integer-digits="1" number:grouping="true"/>
      <number:text>)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5">
      <number:text-content/>
      <style:map style:condition="value()&gt;=0" style:apply-style-name="N125P0"/>
    </number:text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gt;=0" style:apply-style-name="N128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-01-2014</text:date>, <text:time>09:27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4-01-27T09:27:29.10</dc:date>
    <dc:creator>Kacper </dc:creator>
    <meta:editing-duration>PT4H21M57S</meta:editing-duration>
    <meta:editing-cycles>26</meta:editing-cycles>
    <meta:generator>OpenOffice/4.0.1$Win32 OpenOffice.org_project/401m5$Build-9714</meta:generator>
    <meta:document-statistic meta:table-count="9" meta:cell-count="779" meta:object-count="0"/>
  </office:meta>
</office:document-meta>
</file>